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7971" draw:marker-start-width="0.276cm" draw:marker-end-width="0.276cm" draw:fill-color="#e0d6c5" draw:textarea-horizontal-align="justify" draw:textarea-vertical-align="middle" draw:auto-grow-height="false" fo:min-height="1.097cm" fo:min-width="3.514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7971" draw:marker-start-width="0.276cm" draw:marker-end-width="0.276cm" draw:fill-color="#e0d6c5" draw:textarea-horizontal-align="justify" draw:textarea-vertical-align="middle" draw:auto-grow-height="false" fo:min-height="1.097cm" fo:min-width="3.098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807971" draw:marker-start-width="0.276cm" draw:marker-end-width="0.276cm" draw:fill-color="#e0d6c5" draw:textarea-horizontal-align="justify" draw:textarea-vertical-align="middle" draw:auto-grow-height="false" fo:min-height="1.097cm" fo:min-width="5.003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7971" draw:marker-start-width="0.276cm" draw:marker-end-width="0.276cm" draw:fill-color="#e0d6c5" draw:textarea-horizontal-align="justify" draw:textarea-vertical-align="middle" draw:auto-grow-height="false" fo:min-height="1.097cm" fo:min-width="3.641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7971" draw:marker-start-width="0.276cm" draw:marker-end-width="0.276cm" draw:fill-color="#e0d6c5" draw:textarea-horizontal-align="justify" draw:textarea-vertical-align="middle" draw:auto-grow-height="false" fo:min-height="1.097cm" fo:min-width="4.657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7d9fab" draw:marker-start-width="0.276cm" draw:marker-end-width="0.276cm" draw:fill-color="#d1d3d4" draw:textarea-horizontal-align="justify" draw:textarea-vertical-align="middle" draw:auto-grow-height="false" fo:min-height="1.097cm" fo:min-width="2.244cm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999999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333333" draw:marker-start-width="0.276cm" draw:marker-end-width="0.276cm" draw:fill-color="#ffffff" draw:textarea-horizontal-align="justify" draw:textarea-vertical-align="middle" draw:auto-grow-height="false" fo:min-height="1.588cm" fo:min-width="3.565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7d9fab" draw:marker-start-width="0.276cm" draw:marker-end-width="0.276cm" draw:fill-color="#d1d3d4" draw:textarea-horizontal-align="justify" draw:textarea-vertical-align="middle" draw:auto-grow-height="false" fo:min-height="1.097cm" fo:min-width="1.609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1cm" svg:stroke-color="#999999" draw:marker-start-width="0.276cm" draw:marker-end-width="0.276cm" draw:fill="none" draw:textarea-vertical-align="middle" draw:auto-grow-height="false" fo:min-height="3.362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807971" draw:marker-start-width="0.276cm" draw:marker-end-width="0.276cm" draw:fill-color="#e0d6c5" draw:textarea-horizontal-align="justify" draw:textarea-vertical-align="middle" draw:auto-grow-height="false" fo:min-height="1.097cm" fo:min-width="3.006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7d9fab" draw:marker-start-width="0.276cm" draw:marker-end-width="0.276cm" draw:fill-color="#d1d3d4" draw:textarea-horizontal-align="justify" draw:textarea-vertical-align="middle" draw:auto-grow-height="false" fo:min-height="1.097cm" fo:min-width="1.99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7d9fab" draw:marker-start-width="0.276cm" draw:marker-end-width="0.276cm" draw:fill-color="#d1d3d4" draw:textarea-horizontal-align="justify" draw:textarea-vertical-align="middle" draw:auto-grow-height="false" fo:min-height="1.097cm" fo:min-width="2.271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807971" draw:marker-start-width="0.276cm" draw:marker-end-width="0.276cm" draw:fill-color="#e0d6c5" draw:textarea-horizontal-align="justify" draw:textarea-vertical-align="middle" draw:auto-grow-height="false" fo:min-height="1.097cm" fo:min-width="3.26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20pt"/>
    </style:style>
    <style:style style:name="P2" style:family="paragraph">
      <loext:graphic-properties draw:fill-color="#e0d6c5"/>
      <style:paragraph-properties fo:text-align="center"/>
      <style:text-properties style:font-name="Ubuntu Mono" fo:font-size="20pt" fo:font-weight="normal" style:font-size-asian="24pt" style:font-weight-asian="normal" style:font-size-complex="24pt" style:font-weight-complex="normal"/>
    </style:style>
    <style:style style:name="P3" style:family="paragraph">
      <loext:graphic-properties draw:fill-color="#d1d3d4"/>
      <style:paragraph-properties fo:text-align="center"/>
      <style:text-properties style:font-name="Ubuntu Mono" fo:font-size="20pt" fo:font-weight="normal" style:font-size-asian="24pt" style:font-weight-asian="normal" style:font-size-complex="24pt" style:font-weight-complex="normal"/>
    </style:style>
    <style:style style:name="P4" style:family="paragraph">
      <loext:graphic-properties draw:fill="none"/>
      <style:paragraph-properties fo:text-align="center"/>
      <style:text-properties fo:font-size="20pt"/>
    </style:style>
    <style:style style:name="P5" style:family="paragraph">
      <loext:graphic-properties draw:fill-color="#ffffff"/>
      <style:paragraph-properties fo:text-align="center"/>
      <style:text-properties fo:font-size="20pt" fo:font-weight="bold" style:font-weight-asian="bold" style:font-weight-complex="bold"/>
    </style:style>
    <style:style style:name="T1" style:family="text">
      <style:text-properties style:font-name="Ubuntu Mono" fo:font-weight="normal" style:font-size-asian="24pt" style:font-weight-asian="normal" style:font-size-complex="24pt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064cm" svg:height="1.397cm" svg:x="9.636cm" svg:y="1.508cm">
          <text:p text:style-name="P1"><text:span text:style-name="T1">calc_freq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6" draw:id="id6" draw:layer="layout" svg:width="3.648cm" svg:height="1.397cm" svg:x="21.871cm" svg:y="14.081cm">
          <text:p text:style-name="P1"><text:span text:style-name="T1">load_r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5.553cm" svg:height="1.397cm" svg:x="14.143cm" svg:y="14.081cm">
          <text:p text:style-name="P1"><text:span text:style-name="T1">load_langu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9" draw:id="id9" draw:layer="layout" svg:width="4.191cm" svg:height="1.397cm" svg:x="9.636cm" svg:y="7.223cm">
          <text:p text:style-name="P1"><text:span text:style-name="T1">calc_mat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" draw:id="id1" draw:layer="layout" svg:width="5.207cm" svg:height="1.397cm" svg:x="1.635cm" svg:y="4.048cm">
          <text:p text:style-name="P1"><text:span text:style-name="T1">find_best_f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4" draw:id="id4" draw:layer="layout" svg:width="2.794cm" svg:height="1.397cm" svg:x="8.493cm" svg:y="14.081cm">
          <text:p text:style-name="P1"><text:span text:style-name="T1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draw:type="curve" svg:x1="6.842cm" svg:y1="4.747cm" svg:x2="9.636cm" svg:y2="2.207cm" draw:start-shape="id1" draw:start-glue-point="7" draw:end-shape="id2" draw:end-glue-point="5" svg:d="M6842 4747c2095 0 699-2540 2794-2540" svg:viewBox="0 0 2795 2541">
          <text:p text:style-name="P1">uses</text:p>
        </draw:connector>
        <draw:connector draw:style-name="gr7" draw:text-style-name="P4" draw:layer="layout" draw:type="curve" svg:x1="4.239cm" svg:y1="5.445cm" svg:x2="7.477cm" svg:y2="13.573cm" draw:start-shape="id1" draw:start-glue-point="6" draw:end-shape="id3" draw:end-glue-point="5" svg:d="M4239 5445c0 5419 1079 8128 3238 8128" svg:viewBox="0 0 3239 8129">
          <text:p text:style-name="P1">accepts</text:p>
        </draw:connector>
        <draw:connector draw:style-name="gr7" draw:text-style-name="P4" draw:layer="layout" draw:type="curve" svg:x1="11.287cm" svg:y1="14.78cm" svg:x2="14.143cm" svg:y2="14.779cm" draw:start-shape="id4" draw:start-glue-point="7" draw:end-shape="id5" svg:d="M11287 14780c2142 0 714-1 2856-1" svg:viewBox="0 0 2857 2">
          <text:p text:style-name="P1">comes</text:p>
          <text:p text:style-name="P1">from</text:p>
        </draw:connector>
        <draw:connector draw:style-name="gr7" draw:text-style-name="P4" draw:layer="layout" draw:type="curve" svg:x1="21.871cm" svg:y1="14.78cm" svg:x2="19.696cm" svg:y2="14.78cm" draw:start-shape="id6" draw:start-glue-point="5" draw:end-shape="id5" draw:end-glue-point="7" svg:d="M21871 14780h-2175" svg:viewBox="0 0 2176 1">
          <text:p text:style-name="P1">uses</text:p>
        </draw:connector>
        <draw:connector draw:style-name="gr7" draw:text-style-name="P4" draw:layer="layout" draw:type="curve" svg:x1="23.73cm" svg:y1="16.875cm" svg:x2="23.695cm" svg:y2="15.478cm" draw:start-shape="id7" draw:start-glue-point="4" draw:end-shape="id6" draw:end-glue-point="6" svg:d="M23730 16875c0-1047-35-349-35-1397" svg:viewBox="0 0 36 1398">
          <text:p text:style-name="P1">opens</text:p>
        </draw:connector>
        <draw:custom-shape draw:style-name="gr8" draw:text-style-name="P5" xml:id="id7" draw:id="id7" draw:layer="layout" svg:width="4.064cm" svg:height="2.286cm" svg:x="21.698cm" svg:y="16.875cm">
          <text:p text:style-name="P1"><text:span text:style-name="T2">language</text:span></text:p>
          <text:p text:style-name="P1"><text:span text:style-name="T2">fi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3" draw:layer="layout" svg:width="2.159cm" svg:height="1.397cm" svg:x="8.493cm" svg:y="11.668cm">
          <text:p text:style-name="P1"><text:span text:style-name="T1">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draw:type="curve" svg:x1="11.668cm" svg:y1="2.905cm" svg:x2="11.604cm" svg:y2="4.048cm" draw:start-shape="id2" draw:end-shape="id8" svg:d="M11668 2905c0 856-64 285-64 1143" svg:viewBox="0 0 65 1144">
          <text:p text:style-name="P1">accepts</text:p>
        </draw:connector>
        <draw:custom-shape draw:style-name="gr9" draw:text-style-name="P3" xml:id="id8" draw:id="id8" draw:layer="layout" svg:width="2.159cm" svg:height="1.397cm" svg:x="10.525cm" svg:y="4.048cm">
          <text:p text:style-name="P1"><text:span text:style-name="T1">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" xml:id="id3" draw:id="id3" draw:layer="layout" svg:width="0.508cm" svg:height="3.81cm" svg:x="7.477cm" svg:y="11.6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4" draw:layer="layout" draw:type="curve" svg:x1="6.842cm" svg:y1="4.747cm" svg:x2="9.636cm" svg:y2="7.922cm" draw:start-shape="id1" draw:start-glue-point="7" draw:end-shape="id9" draw:end-glue-point="5" svg:d="M6842 4747c2095 0 699 3175 2794 3175" svg:viewBox="0 0 2795 3176">
          <text:p text:style-name="P1">uses</text:p>
        </draw:connector>
        <draw:custom-shape draw:style-name="gr11" draw:text-style-name="P2" xml:id="id12" draw:id="id12" draw:layer="layout" svg:width="3.556cm" svg:height="1.397cm" svg:x="22.209cm" svg:y="10.906cm">
          <text:p text:style-name="P1"><text:span text:style-name="T1">load_r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xml:id="id11" draw:id="id11" draw:layer="layout" svg:width="2.54cm" svg:height="1.397cm" svg:x="16.621cm" svg:y="10.906cm">
          <text:p text:style-name="P1"><text:span text:style-name="T1">L_r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draw:type="curve" svg:x1="11.732cm" svg:y1="8.62cm" svg:x2="15.605cm" svg:y2="10.398cm" draw:start-shape="id9" draw:start-glue-point="6" draw:end-shape="id10" draw:end-glue-point="5" svg:d="M11732 8620c0 1186 1291 1778 3873 1778" svg:viewBox="0 0 3874 1779">
          <text:p text:style-name="P1">accepts</text:p>
        </draw:connector>
        <draw:connector draw:style-name="gr7" draw:text-style-name="P4" draw:layer="layout" draw:type="curve" svg:x1="19.161cm" svg:y1="11.605cm" svg:x2="22.209cm" svg:y2="11.605cm" draw:start-shape="id11" draw:start-glue-point="7" draw:end-shape="id12" draw:end-glue-point="5" svg:d="M19161 11605h3048" svg:viewBox="0 0 3049 1">
          <text:p text:style-name="P1">comes</text:p>
          <text:p text:style-name="P1">from</text:p>
        </draw:connector>
        <draw:custom-shape draw:style-name="gr13" draw:text-style-name="P3" xml:id="id13" draw:id="id13" draw:layer="layout" svg:width="2.821cm" svg:height="1.397cm" svg:x="16.621cm" svg:y="8.493cm">
          <text:p text:style-name="P1"><text:span text:style-name="T1">L_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" xml:id="id10" draw:id="id10" draw:layer="layout" svg:width="0.508cm" svg:height="3.81cm" svg:x="15.605cm" svg:y="8.49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4" draw:layer="layout" draw:type="curve" svg:x1="19.442cm" svg:y1="9.192cm" svg:x2="22.209cm" svg:y2="9.192cm" draw:start-shape="id13" draw:start-glue-point="7" draw:end-shape="id14" draw:end-glue-point="5" svg:d="M19442 9192h2767" svg:viewBox="0 0 2768 1">
          <text:p text:style-name="P1">comes</text:p>
          <text:p text:style-name="P1">from</text:p>
        </draw:connector>
        <draw:custom-shape draw:style-name="gr14" draw:text-style-name="P2" xml:id="id14" draw:id="id14" draw:layer="layout" svg:width="3.81cm" svg:height="1.397cm" svg:x="22.209cm" svg:y="8.493cm">
          <text:p text:style-name="P1"><text:span text:style-name="T1">calc_freq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6-03-05T07:12:52.557712000</meta:creation-date>
    <dc:date>2016-03-05T07:48:49.379037000</dc:date>
    <dc:creator>Neal Davis</dc:creator>
    <meta:editing-duration>PT4M30S</meta:editing-duration>
    <meta:editing-cycles>1</meta:editing-cycles>
    <meta:document-statistic meta:object-count="25"/>
    <meta:generator>LibreOffice/5.0.4.2$MacOSX_X86_64 LibreOffice_project/2b9802c1994aa0b7dc6079e128979269cf95bc78</meta:generator>
  </office:meta>
</office:document-meta>
</file>